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4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6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4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9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2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21" style:parent-style-name="默认段落字体" style:family="text">
      <style:text-properties style:font-name="Liberation Mono" style:font-name-asian="Liberation Mono" fo:font-weight="bold" style:font-weight-asian="bold"/>
    </style:style>
    <style:style style:name="T22" style:parent-style-name="默认段落字体" style:family="text">
      <style:text-properties style:font-name="Liberation Mono" style:font-name-asian="Liberation Mono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 fo:font-weight="bold" style:font-weight-asian="bold"/>
    </style:style>
    <style:style style:name="T25" style:parent-style-name="默认段落字体" style:family="text">
      <style:text-properties style:font-name="Liberation Mono" style:font-name-asian="Liberation Mono"/>
    </style:style>
    <style:style style:name="T26" style:parent-style-name="默认段落字体" style:family="text">
      <style:text-properties style:font-name="Liberation Mono" style:font-name-asian="Liberation Mono"/>
    </style:style>
    <style:style style:name="T27" style:parent-style-name="默认段落字体" style:family="text">
      <style:text-properties style:font-name="Liberation Mono" style:font-name-asian="Liberation Mono"/>
    </style:style>
    <style:style style:name="T28" style:parent-style-name="默认段落字体" style:family="text">
      <style:text-properties style:font-name="Liberation Mono" style:font-name-asian="Liberation Mono" fo:font-weight="bold" style:font-weight-asian="bold"/>
    </style:style>
    <style:style style:name="T29" style:parent-style-name="默认段落字体" style:family="text">
      <style:text-properties style:font-name="Liberation Mono" style:font-name-asian="Liberation Mono"/>
    </style:style>
    <style:style style:name="P30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T31" style:parent-style-name="默认段落字体" style:family="text">
      <style:text-properties style:font-name="Liberation Mono" style:font-name-asian="Liberation Mono"/>
    </style:style>
    <style:style style:name="T32" style:parent-style-name="默认段落字体" style:family="text">
      <style:text-properties style:font-name="Liberation Mono" style:font-name-asian="Liberation Mono"/>
    </style:style>
    <style:style style:name="T33" style:parent-style-name="默认段落字体" style:family="text">
      <style:text-properties style:font-name="Liberation Mono" style:font-name-asian="Liberation Mono"/>
    </style:style>
    <style:style style:name="T34" style:parent-style-name="默认段落字体" style:family="text">
      <style:text-properties style:font-name="Liberation Mono" style:font-name-asian="Liberation Mono"/>
    </style:style>
    <style:style style:name="P35" style:parent-style-name="Textbody" style:family="paragraph">
      <style:text-properties style:font-name="Liberation Mono" style:font-name-asian="Liberation Mono"/>
    </style:style>
    <style:style style:name="P36" style:parent-style-name="Textbody" style:family="paragraph">
      <style:text-properties style:font-name="Liberation Mono" style:font-name-asian="Liberation Mono"/>
    </style:style>
    <style:style style:name="P37" style:parent-style-name="Textbody" style:family="paragraph">
      <style:text-properties style:font-name="Liberation Mono" style:font-name-asian="Liberation Mono"/>
    </style:style>
    <style:style style:name="P38" style:parent-style-name="Textbody" style:family="paragraph">
      <style:text-properties style:font-name="Liberation Mono" style:font-name-asian="Liberation Mono"/>
    </style:style>
    <style:style style:name="P39" style:parent-style-name="Textbody" style:family="paragraph">
      <style:text-properties style:font-name="Liberation Mono" style:font-name-asian="Liberation Mono"/>
    </style:style>
    <style:style style:name="T40" style:parent-style-name="默认段落字体" style:family="text">
      <style:text-properties style:font-name="Liberation Mono" style:font-name-asian="Liberation Mono"/>
    </style:style>
    <style:style style:name="T41" style:parent-style-name="默认段落字体" style:family="text">
      <style:text-properties style:font-name="Liberation Mono" style:font-name-asian="Liberation Mono"/>
    </style:style>
    <style:style style:name="T42" style:parent-style-name="默认段落字体" style:family="text">
      <style:text-properties style:font-name="Liberation Mono" style:font-name-asian="Liberation Mono"/>
    </style:style>
    <style:style style:name="T43" style:parent-style-name="默认段落字体" style:family="text">
      <style:text-properties style:font-name="Liberation Mono" style:font-name-asian="Liberation Mono"/>
    </style:style>
    <style:style style:name="T44" style:parent-style-name="默认段落字体" style:family="text">
      <style:text-properties style:font-name="宋体" style:font-name-complex="宋体"/>
    </style:style>
    <style:style style:name="T45" style:parent-style-name="默认段落字体" style:family="text">
      <style:text-properties style:font-name="Liberation Mono" style:font-name-asian="Liberation Mono"/>
    </style:style>
    <style:style style:name="P46" style:parent-style-name="Textbody" style:family="paragraph">
      <style:text-properties style:font-name="Liberation Mono" style:font-name-asian="Liberation Mono"/>
    </style:style>
    <style:style style:name="P47" style:parent-style-name="Textbody" style:family="paragraph">
      <style:text-properties style:font-name="Liberation Mono" style:font-name-asian="Liberation Mono"/>
    </style:style>
    <style:style style:name="P48" style:parent-style-name="Textbody" style:family="paragraph">
      <style:text-properties style:font-name="Liberation Mono" style:font-name-asian="Liberation Mono"/>
    </style:style>
    <style:style style:name="P49" style:parent-style-name="Textbody" style:family="paragraph">
      <style:text-properties style:font-name="Liberation Mono" style:font-name-asian="Liberation Mono"/>
    </style:style>
    <style:style style:name="P50" style:parent-style-name="Textbody" style:family="paragraph">
      <style:text-properties style:font-name="Liberation Mono" style:font-name-asian="Liberation Mono"/>
    </style:style>
    <style:style style:name="P51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52" style:parent-style-name="Textbody" style:family="paragraph">
      <style:text-properties style:font-name="Liberation Mono" style:font-name-asian="Liberation Mono" style:font-weight-complex="bold"/>
    </style:style>
    <style:style style:name="P53" style:parent-style-name="Textbody" style:family="paragraph">
      <style:text-properties style:font-name="Liberation Mono" style:font-name-asian="Liberation Mono" style:font-weight-complex="bold"/>
    </style:style>
    <style:style style:name="P54" style:parent-style-name="Textbody" style:family="paragraph">
      <style:text-properties style:font-name="Liberation Mono" style:font-name-asian="Liberation Mono" style:font-weight-complex="bold"/>
    </style:style>
    <style:style style:name="T55" style:parent-style-name="默认段落字体" style:family="text">
      <style:text-properties style:font-name="Liberation Mono" style:font-name-asian="Liberation Mono" style:font-weight-complex="bold"/>
    </style:style>
    <style:style style:name="T56" style:parent-style-name="默认段落字体" style:family="text">
      <style:text-properties style:font-name="Liberation Mono" style:font-name-asian="Liberation Mono" style:font-weight-complex="bold"/>
    </style:style>
  </office:automatic-styles>
  <office:body>
    <office:text text:use-soft-page-breaks="true">
      <text:p text:style-name="P1"><text:span text:style-name="T2">《</text:span><text:span text:style-name="T3">Linux</text:span><text:span text:style-name="T4">操作系统》</text:span><text:span text:style-name="T5">学生实验报告</text:span></text:p>
      <text:p text:style-name="P6"/>
      <text:p text:style-name="Textbody"><text:span text:style-name="T7">学院</text:span><text:span text:style-name="T8"><text:s text:c="18"/></text:span><text:span text:style-name="T9">专业</text:span><text:span text:style-name="T10"><text:s text:c="16"/></text:span><text:span text:style-name="T11">班级</text:span><text:span text:style-name="T12"><text:s text:c="19"/></text:span></text:p>
      <text:p text:style-name="Textbody"><text:span text:style-name="T13">姓名</text:span><text:span text:style-name="T14"><text:s/></text:span><text:span text:style-name="T15"><text:tab/><text:s text:c="15"/></text:span><text:span text:style-name="T16">学号</text:span><text:span text:style-name="T17"><text:s text:c="16"/></text:span><text:span text:style-name="T18">日期</text:span><text:span text:style-name="T19"><text:s text:c="17"/></text:span><text:span text:style-name="T20"><text:tab/><text:s text:c="13"/></text:span></text:p>
      <text:p text:style-name="Textbody"><text:span text:style-name="T21">课程名称：</text:span><text:span text:style-name="T22">Linux</text:span><text:span text:style-name="T23">操作系统</text:span></text:p>
      <text:p text:style-name="Textbody"><text:span text:style-name="T24">实验名称：</text:span><text:span text:style-name="T25">实验九</text:span><text:span text:style-name="T26">_VI</text:span><text:span text:style-name="T27">实践二</text:span></text:p>
      <text:p text:style-name="Textbody"><text:span text:style-name="T28">指导老师：</text:span><text:span text:style-name="T29">姚坤</text:span></text:p>
      <text:p text:style-name="P30">一、实验任务</text:p>
      <text:p text:style-name="Textbody"><text:bookmark-start text:name="__DdeLink__235_308511267"/>How do you measure the<text:s/>stereotypes of the past after the past<text:bookmark-end text:name="__DdeLink__235_308511267"/></text:p>
      <text:p text:style-name="Textbody">is gone? You could read what people</text:p>
      <text:p text:style-name="Textbody">wrote and tally up the slurs, but bias is often subtler</text:p>
      <text:p text:style-name="Textbody"><text:s/>than a single word. Researchers are now developing</text:p>
      <text:p text:style-name="Textbody">artificial intelligence (AI) to help out. A new study has</text:p>
      <text:p text:style-name="Textbody">analyzed which<text:s/>stereotypes are still holding fast and</text:p>
      <text:p text:style-name="Textbody">which are going the way of the floppy disk.</text:p>
      <text:p text:style-name="Textbody">To quantify bias, one team turned to a type of AI</text:p>
      <text:p text:style-name="Textbody">known as machine learning, which allows computers</text:p>
      <text:p text:style-name="Textbody">to analyze large quantities of data and find patterns</text:p>
      <text:p text:style-name="Textbody">automatically.</text:p>
      <text:p text:style-name="Textbody"><text:span text:style-name="T31">1.</text:span><text:span text:style-name="T32">将上述文本存入文本</text:span><text:span text:style-name="T33">ex0405test</text:span><text:span text:style-name="T34">；</text:span></text:p>
      <text:p text:style-name="P35">2.将光标定位到第8行；</text:p>
      <text:p text:style-name="P36">3.删除当前行的前五行和后三行；</text:p>
      <text:p text:style-name="P37">4.删除当前光标开始处的后五个字符；</text:p>
      <text:soft-page-break/>
      <text:p text:style-name="P38">5.删除从当前光标位置到下一个空格的所有字符；</text:p>
      <text:p text:style-name="P39">6.在命令模式中输入3j4dw；</text:p>
      <text:p text:style-name="Textbody"><text:span text:style-name="T40">7.</text:span><text:span text:style-name="T41">将光标定位到第</text:span><text:span text:style-name="T42">2</text:span><text:span text:style-name="T43">行，</text:span><text:span text:style-name="T44">使用重复删除来</text:span><text:span text:style-name="T45">删除两个单词；</text:span></text:p>
      <text:p text:style-name="P46">8.替换文中所有的the/The；</text:p>
      <text:p text:style-name="P47">9.删除当前光标位置之后的十个字符；</text:p>
      <text:p text:style-name="P48">10.撤销当前行的所有操作；</text:p>
      <text:p text:style-name="P49">11.将第一行和第二行移动到最后一行；</text:p>
      <text:p text:style-name="P50">12.保存上述修改并查看。</text:p>
      <text:p text:style-name="P51">二、实验记录及总结</text:p>
      <text:p text:style-name="P52">1.实验过程的操作记录（用图文说明）</text:p>
      <text:p text:style-name="P53">2.学会使用什么做什么事情；</text:p>
      <text:p text:style-name="P54">3.在实验过程中遇到了什么问题？是如何解决的？</text:p>
      <text:p text:style-name="Textbody"><text:span text:style-name="T55">4.</text:span><text:span text:style-name="T56">还有什么问题尚未解决？可能是什么原因导致的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Textbody">
      <style:paragraph-properties fo:text-align="start" fo:margin-top="0.0694in" fo:margin-bottom="0.0694in"/>
      <style:text-properties style:letter-kerning="false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Z. Jerry</dc:creator>
    <meta:creation-date>2021-05-18T08:35:00Z</meta:creation-date>
    <dc:date>2021-05-21T11:14:00Z</dc:date>
    <meta:template xlink:href="Normal.dotm" xlink:type="simple"/>
    <meta:editing-cycles>3</meta:editing-cycles>
    <meta:editing-duration>PT60S</meta:editing-duration>
    <meta:user-defined meta:name="KSOProductBuildVer">2052-9.1.0.5184</meta:user-defined>
    <meta:document-statistic meta:page-count="2" meta:paragraph-count="2" meta:word-count="155" meta:character-count="1043" meta:row-count="7" meta:non-whitespace-character-count="890"/>
  </office:meta>
</office:document-meta>
</file>